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57mm"/>
    </style:style>
    <style:style style:name="co2" style:family="table-column">
      <style:table-column-properties fo:break-before="auto" style:column-width="53.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NUMBER OF MESSAGES</text:p>
          </table:table-cell>
          <table:table-cell office:value-type="string" calcext:value-type="string">
            <text:p>PERCENTAGE R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B3:.D3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B4:.D4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B5:.D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B6:.D6])" office:value-type="float" office:value="100" calcext:value-type="float">
            <text:p>100</text:p>
          </table:table-cell>
        </table:table-row>
        <table:table-row table:style-name="ro1">
          <table:table-cell table:number-columns-repeated="4" office:value-type="float" office:value="100" calcext:value-type="float">
            <text:p>100</text:p>
          </table:table-cell>
          <table:table-cell table:formula="of:=AVERAGE([.B7:.D7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B8:.D8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B9:.D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5.7" calcext:value-type="float">
            <text:p>95.7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AVERAGE([.B10:.D10])" office:value-type="float" office:value="98.5666666666667" calcext:value-type="float">
            <text:p>98.56666666666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B11:.D11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B12:.D12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B13:.D13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B14:.D14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93.366" calcext:value-type="float">
            <text:p>93.366</text:p>
          </table:table-cell>
          <table:table-cell table:formula="of:=AVERAGE([.B15:.D15])" office:value-type="float" office:value="97.7886666666667" calcext:value-type="float">
            <text:p>97.788666666666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.725" calcext:value-type="float">
            <text:p>99.72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AVERAGE([.B16:.D16])" office:value-type="float" office:value="99.9083333333333" calcext:value-type="float">
            <text:p>99.908333333333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.22" calcext:value-type="float">
            <text:p>99.2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AVERAGE([.B17:.D17])" office:value-type="float" office:value="99.74" calcext:value-type="float">
            <text:p>99.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20:49:49.032972133</meta:creation-date>
    <dc:date>2020-02-03T21:10:18.983879689</dc:date>
    <meta:editing-duration>PT9S</meta:editing-duration>
    <meta:editing-cycles>1</meta:editing-cycles>
    <meta:document-statistic meta:table-count="1" meta:cell-count="82" meta:object-count="0"/>
    <meta:generator>LibreOffice/6.0.7.3$Linux_X86_64 LibreOffice_project/00m0$Build-3</meta:generator>
  </office:meta>
</office:document-meta>
</file>